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F000003A748F10B08.png" manifest:media-type="image/png"/>
  <manifest:file-entry manifest:full-path="Pictures/100000000000000100000001D5896F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26a" officeooo:paragraph-rsid="0000926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width="0.041cm" svg:height="0.041cm" draw:z-index="0"><draw:image xlink:href="Pictures/100000000000000100000001D5896F09.png" xlink:type="simple" xlink:show="embed" xlink:actuate="onLoad"/></draw:frame><draw:frame draw:style-name="fr1" draw:name="Imagem2" text:anchor-type="paragraph" svg:width="0.041cm" svg:height="0.041cm" draw:z-index="1"><draw:image xlink:href="Pictures/100000000000000100000001D5896F09.png" xlink:type="simple" xlink:show="embed" xlink:actuate="onLoad"/></draw:frame><draw:frame draw:style-name="fr1" draw:name="Imagem3" text:anchor-type="paragraph" svg:width="12.674cm" svg:height="24.739cm" draw:z-index="2"><draw:image xlink:href="Pictures/10000000000001DF000003A748F10B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8S</meta:editing-duration>
    <meta:editing-cycles>4</meta:editing-cycles>
    <meta:generator>LibreOffice/4.2.2.1$Windows_x86 LibreOffice_project/3be8cda0bddd8e430d8cda1ebfd581265cca5a0f</meta:generator>
    <dc:date>2014-05-21T19:46:23.211000000</dc:date>
    <meta:document-statistic meta:table-count="0" meta:image-count="3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